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19.14pt"/>
    </style:style>
    <style:style style:name="co3" style:family="table-column">
      <style:table-column-properties fo:break-before="auto" style:column-width="198.96pt"/>
    </style:style>
    <style:style style:name="co4" style:family="table-column">
      <style:table-column-properties fo:break-before="auto" style:column-width="294.69pt"/>
    </style:style>
    <style:style style:name="co5" style:family="table-column">
      <style:table-column-properties fo:break-before="auto" style:column-width="870.4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15pt" fo:break-before="auto" style:use-optimal-row-height="true"/>
    </style:style>
    <style:style style:name="ro3" style:family="table-row">
      <style:table-row-properties style:row-height="44.19pt" fo:break-before="auto" style:use-optimal-row-height="true"/>
    </style:style>
    <style:style style:name="ro4" style:family="table-row">
      <style:table-row-properties style:row-height="13.15pt" fo:break-before="auto" style:use-optimal-row-height="true"/>
    </style:style>
    <style:style style:name="ro5" style:family="table-row">
      <style:table-row-properties style:row-height="69.65pt" fo:break-before="auto" style:use-optimal-row-height="true"/>
    </style:style>
    <style:style style:name="ro6" style:family="table-row">
      <style:table-row-properties style:row-height="80.9pt" fo:break-before="auto" style:use-optimal-row-height="true"/>
    </style:style>
    <style:style style:name="ro7" style:family="table-row">
      <style:table-row-properties style:row-height="114.8pt" fo:break-before="auto" style:use-optimal-row-height="true"/>
    </style:style>
    <style:style style:name="ro8" style:family="table-row">
      <style:table-row-properties style:row-height="151.51pt" fo:break-before="auto" style:use-optimal-row-height="true"/>
    </style:style>
    <style:style style:name="ro9" style:family="table-row">
      <style:table-row-properties style:row-height="86.54pt" fo:break-before="auto" style:use-optimal-row-height="true"/>
    </style:style>
    <style:style style:name="ro10" style:family="table-row">
      <style:table-row-properties style:row-height="112pt" fo:break-before="auto" style:use-optimal-row-height="true"/>
    </style:style>
    <style:style style:name="ro11" style:family="table-row">
      <style:table-row-properties style:row-height="30.1pt" fo:break-before="auto" style:use-optimal-row-height="true"/>
    </style:style>
    <style:style style:name="ro12" style:family="table-row">
      <style:table-row-properties style:row-height="58.34pt" fo:break-before="auto" style:use-optimal-row-height="true"/>
    </style:style>
    <style:style style:name="ro13" style:family="table-row">
      <style:table-row-properties style:row-height="47.06pt" fo:break-before="auto" style:use-optimal-row-height="true"/>
    </style:style>
    <style:style style:name="ro14" style:family="table-row">
      <style:table-row-properties style:row-height="92.21pt" fo:break-before="auto" style:use-optimal-row-height="true"/>
    </style:style>
    <style:style style:name="ro15" style:family="table-row">
      <style:table-row-properties style:row-height="24.46pt" fo:break-before="auto" style:use-optimal-row-height="true"/>
    </style:style>
    <style:style style:name="ro16" style:family="table-row">
      <style:table-row-properties style:row-height="35.74pt" fo:break-before="auto" style:use-optimal-row-height="true"/>
    </style:style>
    <style:style style:name="ro17" style:family="table-row">
      <style:table-row-properties style:row-height="72.4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1" office:value-type="string" calcext:value-type="string">
            <text:p>Copyedited description</text:p>
          </table:table-cell>
          <table:table-cell table:style-name="ce4" office:value-type="string" calcext:value-type="string">
            <text:p>Competency 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3" office:value-type="string" calcext:value-type="string">
            <text:p>Making decisions based on evidence</text:p>
          </table:table-cell>
          <table:table-cell table:style-name="ce3"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Negotiate and manage conflicts</text:p>
          </table:table-cell>
          <table:table-cell table:style-name="ce3"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Foster and motivate teams</text:p>
          </table:table-cell>
          <table:table-cell table:style-name="ce3"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se data analytics tools</text:p>
          </table:table-cell>
          <table:table-cell table:style-name="ce3"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Promoting or organising community service or pro bono work</text:p>
          </table:table-cell>
          <table:table-cell table:style-name="ce3"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Family law matters</text:p>
          </table:table-cell>
          <table:table-cell table:style-name="ce3"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IP law matters</text:p>
          </table:table-cell>
          <table:table-cell table:style-name="ce3"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Corporate secretarial work</text:p>
          </table:table-cell>
          <table:table-cell table:style-name="ce3"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5">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Structured products and derivatives documentation work</text:p>
          </table:table-cell>
          <table:table-cell table:style-name="ce3"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7">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Legal project management work</text:p>
          </table:table-cell>
          <table:table-cell table:style-name="ce3"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8">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Working on risk management and compliance</text:p>
          </table:table-cell>
          <table:table-cell table:style-name="ce3"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9">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3"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7">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5" office:value-type="string" calcext:value-type="string">
            <text:p>Identify and develop opportunities to promote to external stakeholders and potential clients the value-adding products and services of the law practice or legal department.</text:p>
          </table:table-cell>
          <table:table-cell table:style-name="ce3"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0">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5" office:value-type="string" calcext:value-type="string">
            <text:p>Develop, implement and maintain information management processes and systems to facilitate and undertake eDiscovery and provide litigation support in legal services environments.</text:p>
          </table:table-cell>
          <table:table-cell table:style-name="ce3"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7">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5" office:value-type="string" calcext:value-type="string">
            <text:p>Develop, implement and maintain knowledge and information management processes and systems in legal services environments.</text:p>
          </table:table-cell>
          <table:table-cell table:style-name="ce3"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1">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icroeconomic analysis.</text:p>
          </table:table-cell>
          <table:table-cell table:style-name="ce3"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1">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acroeconomic analysis.</text:p>
          </table:table-cell>
          <table:table-cell table:style-name="ce3"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1">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Demonstrate business awareness.</text:p>
          </table:table-cell>
          <table:table-cell table:style-name="ce3"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Apply basic accounting concepts.</text:p>
          </table:table-cell>
          <table:table-cell table:style-name="ce3"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Undertake legal analysis and problem-solving.</text:p>
          </table:table-cell>
          <table:table-cell table:style-name="ce3"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2">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riminal litigation.</text:p>
          </table:table-cell>
          <table:table-cell table:style-name="ce3"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2">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civil litigation.</text:p>
          </table:table-cell>
          <table:table-cell table:style-name="ce3"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real estate transactions.</text:p>
          </table:table-cell>
          <table:table-cell table:style-name="ce3"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family services.</text:p>
          </table:table-cell>
          <table:table-cell table:style-name="ce3"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9">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orporate/commercial</text:p>
          </table:table-cell>
          <table:table-cell table:style-name="ce3"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2">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IP transactions.</text:p>
          </table:table-cell>
          <table:table-cell table:style-name="ce3"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estates and trusts. </text:p>
          </table:table-cell>
          <table:table-cell table:style-name="ce3"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3">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Facilitate legal discussions and client <text:s/>interviews.</text:p>
          </table:table-cell>
          <table:table-cell table:style-name="ce3"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2">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academic writing and presentation.</text:p>
          </table:table-cell>
          <table:table-cell table:style-name="ce3"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2">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 a range of work-related contexts.</text:p>
          </table:table-cell>
          <table:table-cell table:style-name="ce3"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2">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teamwork.</text:p>
          </table:table-cell>
          <table:table-cell table:style-name="ce3"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2">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workplace communications and processes. </text:p>
          </table:table-cell>
          <table:table-cell table:style-name="ce3"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nage workplace legal technologies.</text:p>
          </table:table-cell>
          <table:table-cell table:style-name="ce3"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Develop and maintain standard operating procedures. </text:p>
          </table:table-cell>
          <table:table-cell table:style-name="ce3"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ndertake litigation support functions.</text:p>
          </table:table-cell>
          <table:table-cell table:style-name="ce3"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2">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Conduct legal research, investigate facts and check documents.</text:p>
          </table:table-cell>
          <table:table-cell table:style-name="ce3"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11">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Manage workplace challenges.</text:p>
          </table:table-cell>
          <table:table-cell table:style-name="ce3"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Appreciate legal system and professional responsibilities.</text:p>
          </table:table-cell>
          <table:table-cell table:style-name="ce3"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2">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Document and maintain standard operating procedures.</text:p>
          </table:table-cell>
          <table:table-cell table:style-name="ce6"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2">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multiple teams and projects.</text:p>
          </table:table-cell>
          <table:table-cell table:style-name="ce6"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2">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written reports.</text:p>
          </table:table-cell>
          <table:table-cell table:style-name="ce6"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2">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budget for department or firm operations.</text:p>
          </table:table-cell>
          <table:table-cell table:style-name="ce6"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2">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financial reports.</text:p>
          </table:table-cell>
          <table:table-cell table:style-name="ce6"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2">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human resource matters for department or firm. </text:p>
          </table:table-cell>
          <table:table-cell table:style-name="ce6"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2">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Assist with corporate secretarial requirements/duties.</text:p>
          </table:table-cell>
          <table:table-cell table:style-name="ce6"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3">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Resolve workplace conflict.</text:p>
          </table:table-cell>
          <table:table-cell table:style-name="ce6"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3">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feedback and review performance.</text:p>
          </table:table-cell>
          <table:table-cell table:style-name="ce6"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3">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Communicate in challenging situations.</text:p>
          </table:table-cell>
          <table:table-cell table:style-name="ce6"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3">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mentorship.</text:p>
          </table:table-cell>
          <table:table-cell table:style-name="ce6"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Perform basic legal research. </text:p>
          </table:table-cell>
          <table:table-cell table:style-name="ce3"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Utilise workplace productivity tools.</text:p>
          </table:table-cell>
          <table:table-cell table:style-name="ce3"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Deliver and maintain service excellence.</text:p>
          </table:table-cell>
          <table:table-cell table:style-name="ce3"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11">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Facilitate compliance with regulatory obligations. </text:p>
          </table:table-cell>
          <table:table-cell table:style-name="ce6"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Use feedback and reflection for improving workplace productivity. </text:p>
          </table:table-cell>
          <table:table-cell table:style-name="ce6"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11">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mprove workplace processes and policies.</text:p>
          </table:table-cell>
          <table:table-cell table:style-name="ce6"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11">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dentify learning needs for self and others.</text:p>
          </table:table-cell>
          <table:table-cell table:style-name="ce6"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2">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repare business correspondence and legal documents.</text:p>
          </table:table-cell>
          <table:table-cell table:style-name="ce6"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erform law office financial operations duties.</text:p>
          </table:table-cell>
          <table:table-cell table:style-name="ce6"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Identify completeness of standard legal documents. </text:p>
          </table:table-cell>
          <table:table-cell table:style-name="ce6"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Coordinate business meetings.</text:p>
          </table:table-cell>
          <table:table-cell table:style-name="ce6"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2">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Draft meeting minutes.</text:p>
          </table:table-cell>
          <table:table-cell table:style-name="ce6"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2">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formation in written formats.</text:p>
          </table:table-cell>
          <table:table-cell table:style-name="ce6"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2">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Manage team to deal with multiple work demands.</text:p>
          </table:table-cell>
          <table:table-cell table:style-name="ce6"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intain information management processes. </text:p>
          </table:table-cell>
          <table:table-cell table:style-name="ce3"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2">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online research.</text:p>
          </table:table-cell>
          <table:table-cell table:style-name="ce3"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2">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presentation functions.</text:p>
          </table:table-cell>
          <table:table-cell table:style-name="ce3"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2">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database functions.</text:p>
          </table:table-cell>
          <table:table-cell table:style-name="ce3"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4">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self and team's adaptability to change.</text:p>
          </table:table-cell>
          <table:table-cell table:style-name="ce3"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14">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Perform common risk management and compliance procedures.</text:p>
          </table:table-cell>
          <table:table-cell table:style-name="ce3"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14">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client moneys.</text:p>
          </table:table-cell>
          <table:table-cell table:style-name="ce3"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14">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time and plan work.</text:p>
          </table:table-cell>
          <table:table-cell table:style-name="ce3"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14">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Use feedback and reflection for professional improvement.</text:p>
          </table:table-cell>
          <table:table-cell table:style-name="ce3"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5">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Explain and perform the key administrative processes and procedures involved in a civil litigation practice.</text:p>
          </table:table-cell>
          <table:table-cell table:number-columns-repeated="1018"/>
        </table:table-row>
        <table:table-row table:style-name="ro15">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Identify and use the key legal terminology and standard forms and precedents involved in a civil litigation practice.</text:p>
          </table:table-cell>
          <table:table-cell table:number-columns-repeated="1018"/>
        </table:table-row>
        <table:table-row table:style-name="ro15">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riminal litigation practice.</text:p>
          </table:table-cell>
          <table:table-cell table:number-columns-repeated="1018"/>
        </table:table-row>
        <table:table-row table:style-name="ro15">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6">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6">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5">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family law practice.</text:p>
          </table:table-cell>
          <table:table-cell table:number-columns-repeated="1018"/>
        </table:table-row>
        <table:table-row table:style-name="ro15">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family law practice.</text:p>
          </table:table-cell>
          <table:table-cell table:number-columns-repeated="1018"/>
        </table:table-row>
        <table:table-row table:style-name="ro15">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NIMA-PIMA practice.</text:p>
          </table:table-cell>
          <table:table-cell table:number-columns-repeated="1018"/>
        </table:table-row>
        <table:table-row table:style-name="ro15">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NIMA-PIMA practice.</text:p>
          </table:table-cell>
          <table:table-cell table:number-columns-repeated="1018"/>
        </table:table-row>
        <table:table-row table:style-name="ro15">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nveyancing law practice.</text:p>
          </table:table-cell>
          <table:table-cell table:number-columns-repeated="1018"/>
        </table:table-row>
        <table:table-row table:style-name="ro15">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nveyancing law practice.</text:p>
          </table:table-cell>
          <table:table-cell table:number-columns-repeated="1018"/>
        </table:table-row>
        <table:table-row table:style-name="ro17">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3"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2">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3"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 </text:p>
          </table:table-cell>
          <table:table-cell table:style-name="ce3"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3"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6"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1">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6"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1">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3"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3"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2">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3"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2">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3"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2">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6"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2">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3" office:value-type="string" calcext:value-type="string">
            <text:p>Use sources of information to understand work and workplace.</text:p>
          </table:table-cell>
          <table:table-cell table:style-name="ce6"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legal industry protocols and norms.</text:p>
          </table:table-cell>
          <table:table-cell table:style-name="ce3"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11">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ct with professionalism.</text:p>
          </table:table-cell>
          <table:table-cell table:style-name="ce3"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duties of confidentiality. </text:p>
          </table:table-cell>
          <table:table-cell table:style-name="ce3"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ppreciate work within Singapore legal landscape. </text:p>
          </table:table-cell>
          <table:table-cell table:style-name="ce3"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2">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professional ethical requirements.</text:p>
          </table:table-cell>
          <table:table-cell table:style-name="ce3"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Work within set boundaries.</text:p>
          </table:table-cell>
          <table:table-cell table:style-name="ce3"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11">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grievance and disciplinary policies.</text:p>
          </table:table-cell>
          <table:table-cell table:style-name="ce3"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 table:number-rows-repeated="10484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2">00/00/0000</text:date>, <text:time style:data-style-name="N2" text:time-value="11:54:22.35541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6H14M54S</meta:editing-duration>
    <meta:editing-cycles>15</meta:editing-cycles>
    <meta:generator>LibreOffice/5.2.2.2$Linux_X86_64 LibreOffice_project/20m0$Build-2</meta:generator>
    <dc:date>2017-08-02T11:56:00.745704563</dc:date>
    <meta:document-statistic meta:table-count="1" meta:cell-count="543" meta:object-count="0"/>
    <meta:user-defined meta:name="Info 1"/>
    <meta:user-defined meta:name="Info 2"/>
    <meta:user-defined meta:name="Info 3"/>
    <meta:user-defined meta:name="Info 4"/>
  </office:meta>
</office:document-meta>
</file>